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217a1e" officeooo:paragraph-rsid="00217a1e"/>
    </style:style>
    <style:style style:name="P2" style:family="paragraph" style:parent-style-name="Preformatted_20_Text">
      <style:text-properties fo:language="en" fo:country="US" officeooo:rsid="00026cfa" officeooo:paragraph-rsid="00360aed"/>
    </style:style>
    <style:style style:name="P3" style:family="paragraph" style:parent-style-name="Preformatted_20_Text">
      <style:text-properties fo:language="en" fo:country="US" officeooo:rsid="00026cfa" officeooo:paragraph-rsid="003dbe0b"/>
    </style:style>
    <style:style style:name="P4" style:family="paragraph" style:parent-style-name="Preformatted_20_Text">
      <style:text-properties fo:language="en" fo:country="US" officeooo:rsid="002b65ba" officeooo:paragraph-rsid="002b65ba"/>
    </style:style>
    <style:style style:name="P5" style:family="paragraph" style:parent-style-name="Preformatted_20_Text">
      <style:text-properties fo:language="en" fo:country="US" officeooo:rsid="002b65ba" officeooo:paragraph-rsid="0086e626"/>
    </style:style>
    <style:style style:name="P6" style:family="paragraph" style:parent-style-name="Preformatted_20_Text">
      <style:text-properties fo:language="en" fo:country="US" officeooo:rsid="0036f5da" officeooo:paragraph-rsid="0036fcbd"/>
    </style:style>
    <style:style style:name="P7" style:family="paragraph" style:parent-style-name="Preformatted_20_Text">
      <style:text-properties fo:language="en" fo:country="US" officeooo:rsid="006d3585" officeooo:paragraph-rsid="006d3585" fo:background-color="transparent"/>
    </style:style>
    <style:style style:name="P8" style:family="paragraph" style:parent-style-name="Preformatted_20_Text">
      <style:text-properties fo:language="en" fo:country="US" officeooo:rsid="006ef6a1" officeooo:paragraph-rsid="006ef6a1" fo:background-color="transparent"/>
    </style:style>
    <style:style style:name="P9" style:family="paragraph" style:parent-style-name="Preformatted_20_Text">
      <style:text-properties fo:language="en" fo:country="US" officeooo:rsid="00706d0a" officeooo:paragraph-rsid="00706d0a" fo:background-color="transparent"/>
    </style:style>
    <style:style style:name="P10" style:family="paragraph" style:parent-style-name="Preformatted_20_Text">
      <style:text-properties fo:language="en" fo:country="US" officeooo:rsid="006e8fcb" officeooo:paragraph-rsid="006d6441" fo:background-color="transparent"/>
    </style:style>
    <style:style style:name="P11" style:family="paragraph" style:parent-style-name="Preformatted_20_Text">
      <style:text-properties fo:language="en" fo:country="US" officeooo:rsid="00731e29" officeooo:paragraph-rsid="0073a441" fo:background-color="transparent"/>
    </style:style>
    <style:style style:name="P12" style:family="paragraph" style:parent-style-name="Preformatted_20_Text">
      <style:text-properties fo:language="en" fo:country="US" officeooo:rsid="0075b9d7" officeooo:paragraph-rsid="0075b9d7" fo:background-color="transparent"/>
    </style:style>
    <style:style style:name="P13" style:family="paragraph" style:parent-style-name="Preformatted_20_Text">
      <style:text-properties fo:language="en" fo:country="US" officeooo:rsid="0077fb60" officeooo:paragraph-rsid="0077fb60" fo:background-color="transparent"/>
    </style:style>
    <style:style style:name="P14" style:family="paragraph" style:parent-style-name="Preformatted_20_Text">
      <style:text-properties fo:language="en" fo:country="US" officeooo:rsid="0077fb60" officeooo:paragraph-rsid="007835ca" fo:background-color="transparent"/>
    </style:style>
    <style:style style:name="P15" style:family="paragraph" style:parent-style-name="Preformatted_20_Text">
      <style:text-properties fo:language="en" fo:country="US" officeooo:rsid="0073a441" officeooo:paragraph-rsid="0073a441" fo:background-color="transparent"/>
    </style:style>
    <style:style style:name="P16" style:family="paragraph" style:parent-style-name="Preformatted_20_Text">
      <style:text-properties fo:language="en" fo:country="US" officeooo:rsid="007bd49a" officeooo:paragraph-rsid="007bd49a" fo:background-color="transparent"/>
    </style:style>
    <style:style style:name="P17" style:family="paragraph" style:parent-style-name="Preformatted_20_Text">
      <style:text-properties fo:language="en" fo:country="US" officeooo:rsid="0008cf13" officeooo:paragraph-rsid="007d9ff9" fo:background-color="transparent"/>
    </style:style>
    <style:style style:name="P18" style:family="paragraph" style:parent-style-name="Preformatted_20_Text">
      <style:text-properties fo:language="en" fo:country="US" officeooo:rsid="003dbe0b" officeooo:paragraph-rsid="003dbe0b"/>
    </style:style>
    <style:style style:name="P19" style:family="paragraph" style:parent-style-name="Preformatted_20_Text">
      <style:text-properties fo:language="en" fo:country="US" officeooo:rsid="0086a2dc" officeooo:paragraph-rsid="0086a2dc"/>
    </style:style>
    <style:style style:name="P20" style:family="paragraph" style:parent-style-name="Preformatted_20_Text">
      <style:text-properties fo:language="en" fo:country="US" officeooo:rsid="0086e626" officeooo:paragraph-rsid="0086e626"/>
    </style:style>
    <style:style style:name="P21" style:family="paragraph" style:parent-style-name="Preformatted_20_Text">
      <style:text-properties fo:language="en" fo:country="US" officeooo:rsid="008dbfa7" officeooo:paragraph-rsid="008dbfa7"/>
    </style:style>
    <style:style style:name="P22" style:family="paragraph" style:parent-style-name="Preformatted_20_Text">
      <style:text-properties officeooo:paragraph-rsid="006d3585"/>
    </style:style>
    <style:style style:name="P23" style:family="paragraph" style:parent-style-name="Preformatted_20_Text">
      <style:text-properties officeooo:paragraph-rsid="006d6441"/>
    </style:style>
    <style:style style:name="P24" style:family="paragraph" style:parent-style-name="Preformatted_20_Text">
      <style:text-properties officeooo:rsid="006ef6a1" officeooo:paragraph-rsid="006ef6a1"/>
    </style:style>
    <style:style style:name="P25" style:family="paragraph" style:parent-style-name="Preformatted_20_Text">
      <style:text-properties officeooo:rsid="0008cf13" officeooo:paragraph-rsid="007d9ff9"/>
    </style:style>
    <style:style style:name="P26" style:family="paragraph" style:parent-style-name="Preformatted_20_Text">
      <style:text-properties officeooo:rsid="00026cfa" officeooo:paragraph-rsid="007f0719"/>
    </style:style>
    <style:style style:name="P27" style:family="paragraph" style:parent-style-name="Preformatted_20_Text">
      <style:text-properties style:text-line-through-style="solid" style:text-line-through-type="single" officeooo:rsid="0008cf13" officeooo:paragraph-rsid="007d9ff9" fo:background-color="#ffff00"/>
    </style:style>
    <style:style style:name="P28" style:family="paragraph" style:parent-style-name="Preformatted_20_Text">
      <style:text-properties officeooo:rsid="0008cf13" officeooo:paragraph-rsid="007d9ff9" fo:background-color="#ffff00"/>
    </style:style>
    <style:style style:name="P29" style:family="paragraph" style:parent-style-name="Preformatted_20_Text" style:list-style-name="L1">
      <style:text-properties fo:language="en" fo:country="US" officeooo:rsid="00026cfa" officeooo:paragraph-rsid="00026cfa"/>
    </style:style>
    <style:style style:name="P30" style:family="paragraph" style:parent-style-name="Preformatted_20_Text" style:list-style-name="L2">
      <style:text-properties fo:language="en" fo:country="US" officeooo:rsid="00026cfa" officeooo:paragraph-rsid="00681c11"/>
    </style:style>
    <style:style style:name="P31" style:family="paragraph" style:parent-style-name="Preformatted_20_Text" style:list-style-name="L2">
      <style:text-properties fo:language="en" fo:country="US" officeooo:rsid="00026cfa" officeooo:paragraph-rsid="00026cfa"/>
    </style:style>
    <style:style style:name="P32" style:family="paragraph" style:parent-style-name="Preformatted_20_Text" style:list-style-name="L3">
      <style:text-properties fo:language="en" fo:country="US" officeooo:rsid="00026cfa" officeooo:paragraph-rsid="00026cfa"/>
    </style:style>
    <style:style style:name="P33" style:family="paragraph" style:parent-style-name="Preformatted_20_Text" style:list-style-name="L3">
      <style:text-properties fo:language="en" fo:country="US" officeooo:rsid="0038dad6" officeooo:paragraph-rsid="0038dad6"/>
    </style:style>
    <style:style style:name="P34" style:family="paragraph" style:parent-style-name="Preformatted_20_Text" style:list-style-name="L4">
      <style:text-properties fo:language="en" fo:country="US" officeooo:rsid="006d6441" officeooo:paragraph-rsid="006d6441" fo:background-color="transparent"/>
    </style:style>
    <style:style style:name="P35" style:family="paragraph" style:parent-style-name="Preformatted_20_Text" style:list-style-name="L5">
      <style:text-properties fo:language="en" fo:country="US" officeooo:rsid="0075b9d7" officeooo:paragraph-rsid="0075b9d7" fo:background-color="transparent"/>
    </style:style>
    <style:style style:name="P36" style:family="paragraph" style:parent-style-name="Preformatted_20_Text" style:list-style-name="L5">
      <style:text-properties fo:language="en" fo:country="US" officeooo:rsid="0075b9d7" officeooo:paragraph-rsid="007bd49a" fo:background-color="transparent"/>
    </style:style>
    <style:style style:name="P37" style:family="paragraph" style:parent-style-name="Preformatted_20_Text" style:list-style-name="L6">
      <style:text-properties fo:language="en" fo:country="US" officeooo:rsid="0077fb60" officeooo:paragraph-rsid="0077fb60" fo:background-color="transparent"/>
    </style:style>
    <style:style style:name="P38" style:family="paragraph" style:parent-style-name="Preformatted_20_Text" style:list-style-name="L6">
      <style:text-properties fo:language="en" fo:country="US" officeooo:rsid="0077fb60" officeooo:paragraph-rsid="007835ca" fo:background-color="transparent"/>
    </style:style>
    <style:style style:name="P39" style:family="paragraph" style:parent-style-name="Preformatted_20_Text" style:list-style-name="L6">
      <style:text-properties fo:language="en" fo:country="US" officeooo:rsid="0077fb60" officeooo:paragraph-rsid="0093f246" fo:background-color="transparent"/>
    </style:style>
    <style:style style:name="P40" style:family="paragraph" style:parent-style-name="Preformatted_20_Text">
      <style:text-properties fo:language="en" fo:country="US" officeooo:rsid="0086e626" officeooo:paragraph-rsid="0086a2dc" fo:background-color="transparent"/>
    </style:style>
    <style:style style:name="P41" style:family="paragraph" style:parent-style-name="Preformatted_20_Text">
      <style:text-properties fo:language="en" fo:country="US" officeooo:rsid="0086a2dc" officeooo:paragraph-rsid="0086a2dc" fo:background-color="transparent"/>
    </style:style>
    <style:style style:name="P42" style:family="paragraph" style:parent-style-name="Preformatted_20_Text" style:list-style-name="L7">
      <style:text-properties fo:language="en" fo:country="US" officeooo:rsid="0087e770" officeooo:paragraph-rsid="0087e770" fo:background-color="transparent"/>
    </style:style>
    <style:style style:name="P43" style:family="paragraph" style:parent-style-name="Preformatted_20_Text" style:list-style-name="L6">
      <style:text-properties fo:language="en" fo:country="US" officeooo:rsid="0093f246" officeooo:paragraph-rsid="0093f246" fo:background-color="transparent"/>
    </style:style>
    <style:style style:name="P44" style:family="paragraph" style:parent-style-name="Preformatted_20_Text" style:list-style-name="L7">
      <style:text-properties fo:language="en" fo:country="US" officeooo:rsid="0087e770" officeooo:paragraph-rsid="008dbfa7"/>
    </style:style>
    <style:style style:name="P45" style:family="paragraph" style:parent-style-name="Preformatted_20_Text" style:list-style-name="L7">
      <style:text-properties fo:language="en" fo:country="US" officeooo:rsid="008dbfa7" officeooo:paragraph-rsid="008ed1e9"/>
    </style:style>
    <style:style style:name="P46" style:family="paragraph" style:parent-style-name="Preformatted_20_Text">
      <style:text-properties fo:language="en" fo:country="US" officeooo:rsid="008dbfa7" officeooo:paragraph-rsid="008ed1e9"/>
    </style:style>
    <style:style style:name="P47" style:family="paragraph" style:parent-style-name="Preformatted_20_Text">
      <style:text-properties fo:language="en" fo:country="US" fo:font-style="normal" officeooo:rsid="008ed1e9" officeooo:paragraph-rsid="008ed1e9" style:font-style-asian="normal" style:font-style-complex="normal"/>
    </style:style>
    <style:style style:name="P48" style:family="paragraph" style:parent-style-name="Preformatted_20_Text">
      <style:text-properties fo:language="en" fo:country="US" fo:font-style="normal" officeooo:rsid="008ed1e9" officeooo:paragraph-rsid="00981571" style:font-style-asian="normal" style:font-style-complex="normal"/>
    </style:style>
    <style:style style:name="P49" style:family="paragraph" style:parent-style-name="Preformatted_20_Text">
      <style:text-properties fo:language="en" fo:country="US" officeooo:rsid="008b39d9" officeooo:paragraph-rsid="008c1d91"/>
    </style:style>
    <style:style style:name="P50" style:family="paragraph" style:parent-style-name="Preformatted_20_Text">
      <style:text-properties fo:language="en" fo:country="US" officeooo:rsid="0093f246" officeooo:paragraph-rsid="0093f246"/>
    </style:style>
    <style:style style:name="P51" style:family="paragraph" style:parent-style-name="Preformatted_20_Text" style:list-style-name="L4">
      <style:text-properties officeooo:paragraph-rsid="006e95fd"/>
    </style:style>
    <style:style style:name="P52" style:family="paragraph" style:parent-style-name="Preformatted_20_Text" style:list-style-name="L4">
      <style:text-properties officeooo:rsid="006d6441" officeooo:paragraph-rsid="006d6441"/>
    </style:style>
    <style:style style:name="P53" style:family="paragraph" style:parent-style-name="Heading_20_2" style:list-style-name="">
      <style:text-properties fo:language="en" fo:country="US" officeooo:rsid="0059967a" fo:background-color="transparent"/>
    </style:style>
    <style:style style:name="P54" style:family="paragraph" style:parent-style-name="Heading_20_2">
      <style:text-properties officeooo:paragraph-rsid="007d9ff9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Heading_20_2">
      <style:paragraph-properties fo:break-before="page"/>
      <style:text-properties fo:language="en" fo:country="US" officeooo:rsid="0081d59c" officeooo:paragraph-rsid="0081d59c" fo:background-color="transparent"/>
    </style:style>
    <style:style style:name="P57" style:family="paragraph" style:parent-style-name="Heading_20_2">
      <style:paragraph-properties fo:break-before="page"/>
      <style:text-properties officeooo:paragraph-rsid="007d9ff9"/>
    </style:style>
    <style:style style:name="P58" style:family="paragraph" style:parent-style-name="Heading_20_3">
      <style:text-properties fo:language="en" fo:country="US"/>
    </style:style>
    <style:style style:name="P59" style:family="paragraph" style:parent-style-name="Heading_20_3">
      <style:text-properties fo:language="en" fo:country="US" officeooo:rsid="00673965" officeooo:paragraph-rsid="00673965"/>
    </style:style>
    <style:style style:name="T1" style:family="text">
      <style:text-properties officeooo:rsid="0053e854"/>
    </style:style>
    <style:style style:name="T2" style:family="text">
      <style:text-properties officeooo:rsid="000a4f9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ee0a3" style:font-weight-asian="bold" style:font-weight-complex="bold"/>
    </style:style>
    <style:style style:name="T5" style:family="text">
      <style:text-properties fo:font-weight="bold" officeooo:rsid="0037409e" style:font-weight-asian="bold" style:font-weight-complex="bold"/>
    </style:style>
    <style:style style:name="T6" style:family="text">
      <style:text-properties fo:font-weight="bold" officeooo:rsid="0073a441" style:font-weight-asian="bold" style:font-weight-complex="bold"/>
    </style:style>
    <style:style style:name="T7" style:family="text">
      <style:text-properties fo:font-weight="bold" fo:background-color="transparent" loext:char-shading-value="0" style:font-weight-asian="bold" style:font-weight-complex="bold"/>
    </style:style>
    <style:style style:name="T8" style:family="text">
      <style:text-properties fo:font-weight="bold" officeooo:rsid="008382f4" fo:background-color="transparent" loext:char-shading-value="0" style:font-weight-asian="bold" style:font-weight-complex="bold"/>
    </style:style>
    <style:style style:name="T9" style:family="text">
      <style:text-properties fo:font-weight="bold" officeooo:rsid="002ee0a3" fo:background-color="transparent" loext:char-shading-value="0" style:font-weight-asian="bold" style:font-weight-complex="bold"/>
    </style:style>
    <style:style style:name="T10" style:family="text">
      <style:text-properties fo:font-weight="bold" officeooo:rsid="0086e626" fo:background-color="transparent" loext:char-shading-value="0" style:font-weight-asian="bold" style:font-weight-complex="bold"/>
    </style:style>
    <style:style style:name="T11" style:family="text">
      <style:text-properties fo:font-weight="bold" officeooo:rsid="00874606" fo:background-color="transparent" loext:char-shading-value="0" style:font-weight-asian="bold" style:font-weight-complex="bold"/>
    </style:style>
    <style:style style:name="T12" style:family="text">
      <style:text-properties fo:font-weight="bold" officeooo:rsid="0091f720" fo:background-color="transparent" loext:char-shading-value="0" style:font-weight-asian="bold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background-color="transparent" loext:char-shading-value="0"/>
    </style:style>
    <style:style style:name="T15" style:family="text">
      <style:text-properties fo:language="en" fo:country="US" officeooo:rsid="0059967a" fo:background-color="transparent" loext:char-shading-value="0"/>
    </style:style>
    <style:style style:name="T16" style:family="text">
      <style:text-properties fo:language="en" fo:country="US" officeooo:rsid="006d3585" fo:background-color="transparent" loext:char-shading-value="0"/>
    </style:style>
    <style:style style:name="T17" style:family="text">
      <style:text-properties fo:language="en" fo:country="US" officeooo:rsid="006d6441" fo:background-color="transparent" loext:char-shading-value="0"/>
    </style:style>
    <style:style style:name="T18" style:family="text">
      <style:text-properties fo:language="en" fo:country="US" officeooo:rsid="006e8fcb" fo:background-color="transparent" loext:char-shading-value="0"/>
    </style:style>
    <style:style style:name="T19" style:family="text">
      <style:text-properties fo:language="en" fo:country="US" officeooo:rsid="006e95fd" fo:background-color="transparent" loext:char-shading-value="0"/>
    </style:style>
    <style:style style:name="T20" style:family="text">
      <style:text-properties fo:language="en" fo:country="US" officeooo:rsid="00706d0a" fo:background-color="transparent" loext:char-shading-value="0"/>
    </style:style>
    <style:style style:name="T21" style:family="text">
      <style:text-properties fo:language="en" fo:country="US" officeooo:rsid="00731e29" fo:background-color="transparent" loext:char-shading-value="0"/>
    </style:style>
    <style:style style:name="T22" style:family="text">
      <style:text-properties fo:language="en" fo:country="US" officeooo:rsid="007525ac" fo:background-color="transparent" loext:char-shading-value="0"/>
    </style:style>
    <style:style style:name="T23" style:family="text">
      <style:text-properties fo:language="en" fo:country="US" officeooo:rsid="007ac3ef" fo:background-color="transparent" loext:char-shading-value="0"/>
    </style:style>
    <style:style style:name="T24" style:family="text">
      <style:text-properties fo:language="en" fo:country="US" officeooo:rsid="007bd49a" fo:background-color="transparent" loext:char-shading-value="0"/>
    </style:style>
    <style:style style:name="T25" style:family="text">
      <style:text-properties fo:language="en" fo:country="US" officeooo:rsid="00360aed" fo:background-color="transparent" loext:char-shading-value="0"/>
    </style:style>
    <style:style style:name="T26" style:family="text">
      <style:text-properties fo:language="en" fo:country="US" officeooo:rsid="003530a9" fo:background-color="transparent" loext:char-shading-value="0"/>
    </style:style>
    <style:style style:name="T27" style:family="text">
      <style:text-properties fo:language="en" fo:country="US" officeooo:rsid="0080fabf" fo:background-color="transparent" loext:char-shading-value="0"/>
    </style:style>
    <style:style style:name="T28" style:family="text">
      <style:text-properties fo:language="en" fo:country="US" officeooo:rsid="00673965"/>
    </style:style>
    <style:style style:name="T29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30" style:family="text">
      <style:text-properties fo:language="en" fo:country="US" officeooo:rsid="000a4f9a"/>
    </style:style>
    <style:style style:name="T31" style:family="text">
      <style:text-properties officeooo:rsid="002b2d8d"/>
    </style:style>
    <style:style style:name="T32" style:family="text">
      <style:text-properties style:text-underline-style="none" officeooo:rsid="002b2d8d"/>
    </style:style>
    <style:style style:name="T33" style:family="text">
      <style:text-properties style:text-underline-style="none" officeooo:rsid="003dbe0b"/>
    </style:style>
    <style:style style:name="T34" style:family="text">
      <style:text-properties officeooo:rsid="002c8069"/>
    </style:style>
    <style:style style:name="T35" style:family="text">
      <style:text-properties officeooo:rsid="002ee0a3"/>
    </style:style>
    <style:style style:name="T36" style:family="text">
      <style:text-properties officeooo:rsid="00360aed"/>
    </style:style>
    <style:style style:name="T37" style:family="text">
      <style:text-properties officeooo:rsid="0036ee4e"/>
    </style:style>
    <style:style style:name="T38" style:family="text">
      <style:text-properties officeooo:rsid="0036f5da"/>
    </style:style>
    <style:style style:name="T39" style:family="text">
      <style:text-properties officeooo:rsid="0037409e"/>
    </style:style>
    <style:style style:name="T40" style:family="text">
      <style:text-properties officeooo:rsid="003e69d2"/>
    </style:style>
    <style:style style:name="T41" style:family="text">
      <style:text-properties officeooo:rsid="00681c11"/>
    </style:style>
    <style:style style:name="T42" style:family="text">
      <style:text-properties officeooo:rsid="00731e29"/>
    </style:style>
    <style:style style:name="T43" style:family="text">
      <style:text-properties officeooo:rsid="0073a441"/>
    </style:style>
    <style:style style:name="T44" style:family="text">
      <style:text-properties officeooo:rsid="00769530"/>
    </style:style>
    <style:style style:name="T45" style:family="text">
      <style:text-properties officeooo:rsid="007835ca"/>
    </style:style>
    <style:style style:name="T46" style:family="text">
      <style:text-properties officeooo:rsid="0078bd73"/>
    </style:style>
    <style:style style:name="T47" style:family="text">
      <style:text-properties officeooo:rsid="007ac3ef"/>
    </style:style>
    <style:style style:name="T48" style:family="text">
      <style:text-properties officeooo:rsid="007bd49a"/>
    </style:style>
    <style:style style:name="T49" style:family="text">
      <style:text-properties fo:background-color="#ffff00" loext:char-shading-value="0"/>
    </style:style>
    <style:style style:name="T50" style:family="text">
      <style:text-properties officeooo:rsid="00981571" fo:background-color="#ffff00" loext:char-shading-value="0"/>
    </style:style>
    <style:style style:name="T51" style:family="text">
      <style:text-properties officeooo:rsid="00981571" fo:background-color="#ffff00" loext:char-shading-value="0"/>
    </style:style>
    <style:style style:name="T52" style:family="text">
      <style:text-properties officeooo:rsid="008382f4"/>
    </style:style>
    <style:style style:name="T53" style:family="text">
      <style:text-properties officeooo:rsid="0084a8d7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086a2dc" fo:background-color="transparent" loext:char-shading-value="0"/>
    </style:style>
    <style:style style:name="T56" style:family="text">
      <style:text-properties officeooo:rsid="008382f4" fo:background-color="transparent" loext:char-shading-value="0"/>
    </style:style>
    <style:style style:name="T57" style:family="text">
      <style:text-properties officeooo:rsid="0086e626" fo:background-color="transparent" loext:char-shading-value="0"/>
    </style:style>
    <style:style style:name="T58" style:family="text">
      <style:text-properties officeooo:rsid="00874606" fo:background-color="transparent" loext:char-shading-value="0"/>
    </style:style>
    <style:style style:name="T59" style:family="text">
      <style:text-properties officeooo:rsid="0087e770" fo:background-color="transparent" loext:char-shading-value="0"/>
    </style:style>
    <style:style style:name="T60" style:family="text">
      <style:text-properties officeooo:rsid="008b39d9" fo:background-color="transparent" loext:char-shading-value="0"/>
    </style:style>
    <style:style style:name="T61" style:family="text">
      <style:text-properties officeooo:rsid="008c1d91" fo:background-color="transparent" loext:char-shading-value="0"/>
    </style:style>
    <style:style style:name="T62" style:family="text">
      <style:text-properties officeooo:rsid="008dbfa7" fo:background-color="transparent" loext:char-shading-value="0"/>
    </style:style>
    <style:style style:name="T63" style:family="text">
      <style:text-properties officeooo:rsid="008ed1e9" fo:background-color="transparent" loext:char-shading-value="0"/>
    </style:style>
    <style:style style:name="T64" style:family="text">
      <style:text-properties officeooo:rsid="00901eed" fo:background-color="transparent" loext:char-shading-value="0"/>
    </style:style>
    <style:style style:name="T65" style:family="text">
      <style:text-properties officeooo:rsid="00911188" fo:background-color="transparent" loext:char-shading-value="0"/>
    </style:style>
    <style:style style:name="T66" style:family="text">
      <style:text-properties officeooo:rsid="0097a356" fo:background-color="transparent" loext:char-shading-value="0"/>
    </style:style>
    <style:style style:name="T67" style:family="text">
      <style:text-properties officeooo:rsid="00981571" fo:background-color="transparent" loext:char-shading-value="0"/>
    </style:style>
    <style:style style:name="T68" style:family="text">
      <style:text-properties fo:font-style="italic" fo:background-color="transparent" loext:char-shading-value="0" style:font-style-asian="italic" style:font-style-complex="italic"/>
    </style:style>
    <style:style style:name="T69" style:family="text">
      <style:text-properties fo:font-style="italic" officeooo:rsid="0087e770" fo:background-color="transparent" loext:char-shading-value="0" style:font-style-asian="italic" style:font-style-complex="italic"/>
    </style:style>
    <style:style style:name="T70" style:family="text">
      <style:text-properties fo:font-style="italic" officeooo:rsid="008ed1e9" fo:background-color="transparent" loext:char-shading-value="0" style:font-style-asian="italic" style:font-style-complex="italic"/>
    </style:style>
    <style:style style:name="T71" style:family="text">
      <style:text-properties fo:font-style="italic" officeooo:rsid="00911188" fo:background-color="transparent" loext:char-shading-value="0" style:font-style-asian="italic" style:font-style-complex="italic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officeooo:rsid="007ac3ef" style:font-style-asian="normal" style:font-style-complex="normal"/>
    </style:style>
    <style:style style:name="T74" style:family="text">
      <style:text-properties fo:font-style="normal" officeooo:rsid="0093f246" style:font-style-asian="normal" style:font-style-complex="normal"/>
    </style:style>
    <style:style style:name="T75" style:family="text">
      <style:text-properties fo:font-style="normal" officeooo:rsid="008ed1e9" style:font-style-asian="normal" style:font-style-complex="normal"/>
    </style:style>
    <style:style style:name="T76" style:family="text">
      <style:text-properties fo:font-style="normal" officeooo:rsid="009624ca" style:font-style-asian="normal" style:font-style-complex="normal"/>
    </style:style>
    <style:style style:name="T77" style:family="text">
      <style:text-properties fo:font-style="normal" fo:background-color="transparent" loext:char-shading-value="0" style:font-style-asian="normal" style:font-style-complex="normal"/>
    </style:style>
    <style:style style:name="T78" style:family="text">
      <style:text-properties fo:font-style="normal" officeooo:rsid="008ed1e9" fo:background-color="transparent" loext:char-shading-value="0" style:font-style-asian="normal" style:font-style-complex="normal"/>
    </style:style>
    <style:style style:name="T79" style:family="text">
      <style:text-properties fo:font-style="normal" officeooo:rsid="00911188" fo:background-color="transparent" loext:char-shading-value="0" style:font-style-asian="normal" style:font-style-complex="normal"/>
    </style:style>
    <style:style style:name="T80" style:family="text">
      <style:text-properties fo:font-weight="normal" officeooo:rsid="0091f720" fo:background-color="transparent" loext:char-shading-value="0" style:font-weight-asian="normal" style:font-weight-complex="normal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DT</text:h>
      <text:h text:style-name="P58" text:outline-level="3">R linear order</text:h>
      <text:list xml:id="list7414074202515566829" text:style-name="L1">
        <text:list-item>
          <text:p text:style-name="P29">IO operators &lt;&lt;, &gt;&gt; </text:p>
        </text:list-item>
        <text:list-item>
          <text:p text:style-name="P29">comparison operators ==, &lt;<text:span text:style-name="T37">, &gt;</text:span>, &lt;=, &gt;=</text:p>
        </text:list-item>
        <text:list-item>
          <text:p text:style-name="P29">Min, Max functions</text:p>
        </text:list-item>
      </text:list>
      <text:p text:style-name="P4">We assume R <text:span text:style-name="T38">to be</text:span> a <text:span text:style-name="T3">dense </text:span><text:span text:style-name="T4">unbounded </text:span><text:span text:style-name="T3">order</text:span>, eg R or Q<text:span text:style-name="T35">,</text:span> <text:span text:style-name="T35">but not</text:span> [0,1]<text:span text:style-name="T35">.</text:span> <text:span text:style-name="T40">O</text:span>nly countabl<text:span text:style-name="T35">y many elements</text:span> of R <text:span text:style-name="T35">are</text:span> representable.<text:span text:style-name="T34"> <text:s/>Thus in implementations R stands for a finite or countable subset of R.</text:span></text:p>
      <text:p text:style-name="P6">The comparison of two elements in a <text:span text:style-name="T3">partial order</text:span> should use <text:span text:style-name="T40">a</text:span> <text:span text:style-name="T3">cmp</text:span> function that return four possible results: <text:span text:style-name="T3">c_eq</text:span><text:span text:style-name="T5">(==)</text:span><text:span text:style-name="T3">, c_lt</text:span><text:span text:style-name="T5">(&lt;)</text:span><text:span text:style-name="T3">, c_gt</text:span><text:span text:style-name="T5">(&gt;)</text:span><text:span text:style-name="T3">, c_no</text:span>.</text:p>
      <text:h text:style-name="P59" text:outline-level="3">Point in<text:span text:style-name="T35"> R^n </text:span>(depends on R)</text:h>
      <text:list xml:id="list3303377247402523761" text:style-name="L2">
        <text:list-item>
          <text:p text:style-name="P30"><text:span text:style-name="T28">comparison operator </text:span><text:span text:style-name="T39">cmp, </text:span><text:span text:style-name="T28">&lt;= (</text:span><text:span text:style-name="T41">pointwise partial order</text:span><text:span text:style-name="T28">)</text:span></text:p>
        </text:list-item>
      </text:list>
      <text:h text:style-name="P58" text:outline-level="3">IR intervals in R (depends on R)</text:h>
      <text:list xml:id="list214539571157005" text:continue-numbering="true" text:style-name="L2">
        <text:list-item>
          <text:p text:style-name="P31">constructor IR(R,R)</text:p>
        </text:list-item>
        <text:list-item>
          <text:p text:style-name="P31">operator &lt;&lt;</text:p>
        </text:list-item>
        <text:list-item>
          <text:p text:style-name="P31">access methods min, max:R()</text:p>
        </text:list-item>
        <text:list-item>
          <text:p text:style-name="P31">comparison operator <text:span text:style-name="T39">cmp</text:span>, <text:span text:style-name="T39">==, </text:span>&lt;= (inclusion)</text:p>
        </text:list-item>
      </text:list>
      <text:p text:style-name="P2">Implementation<text:span text:style-name="T31"> </text:span><text:span text:style-name="T32">(unique representation)</text:span>: ordered sequence of two R, l&lt;=u<text:span text:style-name="T36">.</text:span></text:p>
      <text:h text:style-name="P58" text:outline-level="3">UIR finite union<text:span text:style-name="T2">s</text:span> of intervals in R (depends on R and IR)</text:h>
      <text:list xml:id="list8852736330958628793" text:style-name="L3">
        <text:list-item>
          <text:p text:style-name="P32">constructor UIR() empty</text:p>
        </text:list-item>
        <text:list-item>
          <text:p text:style-name="P32">operator &lt;&lt;</text:p>
        </text:list-item>
        <text:list-item>
          <text:p text:style-name="P32">modifier add(IR)</text:p>
        </text:list-item>
        <text:list-item>
          <text:p text:style-name="P32">comparison operators <text:span text:style-name="T39">cmp,</text:span> &lt;= (cover of IR by UIR)</text:p>
        </text:list-item>
        <text:list-item>
          <text:p text:style-name="P33">one could define also binary union and intersection UIR*UIR-&gt;UIR</text:p>
        </text:list-item>
      </text:list>
      <text:p text:style-name="P3">Implementation<text:span text:style-name="T31"> (naive): IR^*, ie sequence of IR.</text:span></text:p>
      <text:p text:style-name="P18">The interpretation [[U]] of U:IR^* is the union of the intervals in U.</text:p>
      <text:p text:style-name="P3">Implementation<text:span text:style-name="T31"> </text:span><text:span text:style-name="T32">(unique representation</text:span><text:span text:style-name="T33">, ie [[U]]=[[U']] implies U==U'</text:span><text:span text:style-name="T32">)</text:span>:</text:p>
      <text:p text:style-name="P26"><text:span text:style-name="T13">ordered sequence of disjoint IR</text:span><text:span text:style-name="T30">, where I&lt;I' when I.u&lt;I.l.</text:span></text:p>
      <text:h text:style-name="P53" text:outline-level="2"/>
      <text:h text:style-name="P55" text:outline-level="2"><text:span text:style-name="T15">UB finite union</text:span><text:span text:style-name="T25">s</text:span><text:span text:style-name="T15"> of boxes in R^</text:span><text:span text:style-name="T26">n </text:span><text:span text:style-name="T16">and sharing</text:span></text:h>
      <text:p text:style-name="P22"><text:span text:style-name="T16">U</text:span><text:span text:style-name="T14">se a </text:span><text:span text:style-name="T29">unique</text:span><text:span text:style-name="T14"> DAG with d levels but drop the requirement that i</text:span><text:span text:style-name="T21">t</text:span><text:span text:style-name="T14"> is rooted, ie has</text:span><text:span text:style-name="T16"> a unique node at level d (also </text:span><text:span text:style-name="T21">fix a constant for the link to the empty node, like the</text:span><text:span text:style-name="T17"> NULL pointer</text:span><text:span text:style-name="T16">). <text:s/>Then </text:span><text:span text:style-name="T14">a UB </text:span><text:span text:style-name="T16">become</text:span><text:span text:style-name="T14"> a link to the </text:span><text:span text:style-name="T16">a node at level d.</text:span></text:p>
      <text:p text:style-name="P7"/>
      <text:p text:style-name="P23"><text:span text:style-name="T16">Introduce operation</text:span><text:span text:style-name="T17">s that return links and possibly extend the DAG with new nodes (and links going from new nodes to old</text:span><text:span text:style-name="T24">er</text:span><text:span text:style-name="T17"> ones):</text:span></text:p>
      <text:list xml:id="list3053679707583291908" text:style-name="L4">
        <text:list-item>
          <text:p text:style-name="P34">empty: return the link to the empty UB, cost O(1)</text:p>
        </text:list-item>
        <text:list-item>
          <text:p text:style-name="P51"><text:span text:style-name="T17">make:</text:span><text:span text:style-name="T16"> </text:span><text:span text:style-name="T17">takes</text:span><text:span text:style-name="T16"> a Box </text:span><text:span text:style-name="T17">and </text:span><text:span text:style-name="T16">produce a link </text:span><text:span text:style-name="T17">representing the Box as a UB, cost O(s), where s is the size of the DAG</text:span></text:p>
        </text:list-item>
        <text:list-item>
          <text:p text:style-name="P52"><text:span text:style-name="T23">sum</text:span><text:span text:style-name="T19"> </text:span><text:span text:style-name="T20">(written </text:span><text:span text:style-name="T19">+</text:span><text:span text:style-name="T20">)</text:span><text:span text:style-name="T14">: return a link presenting the union of two UB, </text:span><text:span text:style-name="T22">it is unclear what is the cost in the worse case. a union at level l+ may cause several unions at level l</text:span><text:span text:style-name="T19"> (</text:span><text:span text:style-name="T22">but </text:span><text:span text:style-name="T19">one </text:span><text:span text:style-name="T22">can</text:span><text:span text:style-name="T19"> remove duplicates and use the laws 0+x=x, x+y=y+x, x+x=x)</text:span><text:span text:style-name="T18">, for each of them one has to check if it is already in the DAG.</text:span></text:p>
        </text:list-item>
      </text:list>
      <text:p text:style-name="P24"><text:span text:style-name="T18">N</text:span><text:span text:style-name="T14">odes at level 0 are UIR (ie sorted sequences of di</text:span><text:span text:style-name="T20">s</text:span><text:span text:style-name="T14">joint intervals), for efficiency one can put the UIR of the same size in the same </text:span><text:span text:style-name="T29">bucket</text:span><text:span text:style-name="T14">. Nodes at level l+ are either empty (represented by the link 0) or of the form R,N,(N,R,N)^*, where N are links to leve</text:span><text:span text:style-name="T27">l</text:span><text:span text:style-name="T14"> l. <text:s/>Again one can put nodes of the same size in the same </text:span><text:span text:style-name="T29">bucket</text:span><text:span text:style-name="T14">.</text:span></text:p>
      <text:p text:style-name="P8"/>
      <text:p text:style-name="P9">Make should proceed bottom-up, ie from level 0 upward, and adding at most one node at each level. <text:s/>Union should proceed first top-down (divide phase)<text:span text:style-name="T42">, which generates requests of computing binary unions at lower level,</text:span> and then bottom-up (possibly adding new nodes)<text:span text:style-name="T42">, which require also to compare two UB wrt inclusion.</text:span></text:p>
      <text:p text:style-name="P9"/>
      <text:p text:style-name="P11">The space needed for the DAG is O(V+E), with V and E are the number of nodes and edges<text:span text:style-name="T43"> (assuming that the space needed for R and N are constant)</text:span>. For efficiency <text:span text:style-name="T43">reasons, </text:span><text:span text:style-name="T3">one should also store the results of previous</text:span><text:span text:style-name="T6"> </text:span><text:span text:style-name="T3">union and</text:span><text:span text:style-name="T6"> comparison operations</text:span><text:span text:style-name="T43">, this needs O(V^2) extra space.</text:span></text:p>
      <text:p text:style-name="P11"/>
      <text:p text:style-name="P15">It would be good to have upper bounds for V and E wrt the number of operations. For instance, <text:span text:style-name="T48">a</text:span> make operation <text:span text:style-name="T48">may increase </text:span>the size of the DAG at most of O(d).</text:p>
      <text:p text:style-name="P10"/>
      <text:p text:style-name="P12">A node (at level l+) in position i ha<text:span text:style-name="T48">s</text:span> the following components</text:p>
      <text:list xml:id="list1079157647565395924" text:style-name="L5">
        <text:list-item>
          <text:p text:style-name="P35">R x[n] strictly increasing and with n&gt;0</text:p>
        </text:list-item>
        <text:list-item>
          <text:p text:style-name="P35">N ux[n] links to nodes at level l</text:p>
        </text:list-item>
        <text:list-item>
          <text:p text:style-name="P35">N u[n-1] links to nodes at level l</text:p>
        </text:list-item>
      </text:list>
      <text:p text:style-name="P16">Moreover, there are data structures to memoize the result of cmp and sum</text:p>
      <text:list xml:id="list214538782498628" text:continue-numbering="true" text:style-name="L5">
        <text:list-item>
          <text:p text:style-name="P36">CMP C[<text:span text:style-name="T48">l</text:span>]<text:span text:style-name="T48">[j-1][i-1] hold the result cmp(i,j) or '?' when 0&lt;i&lt;j at level l</text:span></text:p>
        </text:list-item>
        <text:list-item>
          <text:p text:style-name="P36">N U<text:span text:style-name="T48">[l]</text:span>[<text:span text:style-name="T48">j</text:span>-1]<text:span text:style-name="T48">[i-1]</text:span> <text:span text:style-name="T48">hold the result of sum(i,j) or 0 when 0&lt;i&lt;j at level l</text:span></text:p>
        </text:list-item>
      </text:list>
      <text:p text:style-name="P12">A<text:span text:style-name="T44">nother</text:span> data structure<text:span text:style-name="T44">,</text:span> to <text:span text:style-name="T44">speed-up</text:span> <text:span text:style-name="T44">testing if a node at level l is already present, is a list of buckets where to put the links to the nodes of size n at that level.</text:span></text:p>
      <text:p text:style-name="P12"/>
      <text:p text:style-name="P13"><text:span text:style-name="T48">The</text:span> class DAG ha<text:span text:style-name="T48">s</text:span> the following methods</text:p>
      <text:list xml:id="list2445095020289601950" text:style-name="L6">
        <text:list-item>
          <text:p text:style-name="P37">DAG(N d) constructor for <text:s/>UB with dimension d</text:p>
        </text:list-item>
        <text:list-item>
          <text:p text:style-name="P37">N empty() link to the empty node (==0)</text:p>
        </text:list-item>
        <text:list-item>
          <text:p text:style-name="P37">bool cover(BR B, N <text:s/>UB) test <text:span text:style-name="T46">if</text:span> box B is covered by <text:s/>UB</text:p>
        </text:list-item>
        <text:list-item>
          <text:p text:style-name="P37">CMP cmp(N ub1, N ub2) compares two <text:span text:style-name="T47">UB</text:span></text:p>
        </text:list-item>
        <text:list-item>
          <text:p text:style-name="P37">N make(BR B) <text:span text:style-name="T48">make</text:span> a <text:span text:style-name="T45">UB</text:span> <text:span text:style-name="T48">from the</text:span> box B</text:p>
        </text:list-item>
        <text:list-item>
          <text:p text:style-name="P38">N <text:span text:style-name="T47">sum</text:span>(N ub1, N ub2) produce a <text:span text:style-name="T45">UB for the union of the two UBs.</text:span></text:p>
        </text:list-item>
      </text:list>
      <text:p text:style-name="P14"/>
      <text:h text:style-name="P56" text:outline-level="2">The next step: from enclosures (boxes) to time<text:span text:style-name="T53">d</text:span> <text:span text:style-name="T52">enclosures</text:span></text:h>
      <text:p text:style-name="P5"><text:span text:style-name="T56">We </text:span><text:span text:style-name="T55">MUST </text:span><text:span text:style-name="T56">assume </text:span><text:span text:style-name="T55">that </text:span><text:span text:style-name="T56">R </text:span><text:span text:style-name="T55">(so a finite or countable subset of any</text:span><text:span text:style-name="T56"> </text:span><text:span text:style-name="T8">dense </text:span><text:span text:style-name="T9">unbounded </text:span><text:span text:style-name="T8">order</text:span><text:span text:style-name="T55">)</text:span><text:span text:style-name="T56"> </text:span><text:span text:style-name="T55">is the set of rationals</text:span><text:span text:style-name="T57"> viewed as a countable subset of the set </text:span><text:span text:style-name="T10">R</text:span><text:span text:style-name="T57"> of reals, BECAUSE in addition to the order we need R to be closed wrt the four arithmetic operations on </text:span><text:span text:style-name="T10">R</text:span><text:span text:style-name="T57">.</text:span></text:p>
      <text:p text:style-name="P40"/>
      <text:p text:style-name="P20"><text:span text:style-name="T57">T</text:span><text:span text:style-name="T54">imed enclosures denote compact subsets of </text:span><text:span text:style-name="T12">T</text:span><text:span text:style-name="T54">x</text:span><text:span text:style-name="T7">R</text:span><text:span text:style-name="T54">^n</text:span><text:span text:style-name="T58"> with </text:span><text:span text:style-name="T11">T</text:span><text:span text:style-name="T80">=</text:span><text:span text:style-name="T12">R</text:span><text:span text:style-name="T80"> or [0,T], where 0&lt;T:R.</text:span></text:p>
      <text:p text:style-name="P41"/>
      <text:p text:style-name="P19"><text:span text:style-name="T54">Recall that BR=IR^n is the set of boxes</text:span><text:span text:style-name="T57">, ie cartesian products of interval IR</text:span><text:span text:style-name="T54"> with </text:span><text:span text:style-name="T57">endpoints in R</text:span><text:span text:style-name="T59">. the ADT tBR of </text:span><text:span text:style-name="T69">timed boxes</text:span><text:span text:style-name="T59">, ie non-empty sequences </text:span><text:span text:style-name="T60">Z=</text:span><text:span text:style-name="T59">[(ti,Bi)|i:n+1] st</text:span></text:p>
      <text:list xml:id="list364202604139541594" text:style-name="L7">
        <text:list-item>
          <text:p text:style-name="P42">for i:n+1.ti:R and ti:[0,T]</text:p>
        </text:list-item>
        <text:list-item>
          <text:p text:style-name="P42">for i:n.ti&lt;t{i+1}</text:p>
        </text:list-item>
      </text:list>
      <text:p text:style-name="P49"><text:span text:style-name="T54">Semantically [(t</text:span><text:span text:style-name="T61">0</text:span><text:span text:style-name="T54">,B</text:span><text:span text:style-name="T61">0</text:span><text:span text:style-name="T54">)] denotes the subset {t</text:span><text:span text:style-name="T61">0</text:span><text:span text:style-name="T54">}xB</text:span><text:span text:style-name="T61">0</text:span><text:span text:style-name="T54"> and [(t0,B0),(t1,B1)]@Z</text:span><text:span text:style-name="T61"> denotes the union of the subset denoted by [(t1,B1)]@Z with the convex hull of </text:span><text:span text:style-name="T54">{t</text:span><text:span text:style-name="T61">0</text:span><text:span text:style-name="T54">}xB</text:span><text:span text:style-name="T61">0 and </text:span><text:span text:style-name="T54">{t</text:span><text:span text:style-name="T61">1</text:span><text:span text:style-name="T54">}xB</text:span><text:span text:style-name="T61">1</text:span><text:span text:style-name="T62">.</text:span></text:p>
      <text:p text:style-name="P47"><text:span text:style-name="T62"/></text:p>
      <text:p text:style-name="P48"><text:span text:style-name="T62">The relevant property of Z:tBR is that</text:span><text:span text:style-name="T64"> for t:R.</text:span><text:span text:style-name="T62">Z(t):BR or empty</text:span><text:span text:style-name="T64">, and dom(</text:span><text:span text:style-name="T67">Z</text:span><text:span text:style-name="T64">)={t|Z(t):BR} is an interval in IR.</text:span><text:span text:style-name="T65"> <text:s/>This makes Z a </text:span><text:span text:style-name="T71">monotone</text:span><text:span text:style-name="T65"> polytope.</text:span><text:span text:style-name="T66"> </text:span><text:span text:style-name="T67">Moreover, </text:span><text:span text:style-name="T66">Z{i} is a monotone polygon</text:span><text:span text:style-name="T67"> for each</text:span><text:span text:style-name="T66"> i:n</text:span><text:span text:style-name="T67">. </text:span><text:span text:style-name="T51">[Does the reverse hold, ie given n monotone polygons Z{i} with the same domain, is the zip of these polygons in tBR?]</text:span></text:p>
      <text:p text:style-name="P47"><text:span text:style-name="T62"/></text:p>
      <text:p text:style-name="P21"><text:span text:style-name="T61">T</text:span><text:span text:style-name="T54">o avoid multiple representations for the same subset we require that</text:span></text:p>
      <text:list xml:id="list214537779121362" text:continue-numbering="true" text:style-name="L7">
        <text:list-item>
          <text:p text:style-name="P44"><text:span text:style-name="T54">for i:n-1.</text:span><text:span text:style-name="T62"> the sets denoted by [(ti,Bi),(t{i+1},B{i+1}),(t{i+2},B{i+2})] and [(ti,Bi)(t{i+2},B{i+2})] differ.</text:span></text:p>
        </text:list-item>
        <text:list-item>
          <text:p text:style-name="P45"><text:span text:style-name="T54">A stronger requirement </text:span><text:span text:style-name="T63">(that we do not impose) </text:span><text:span text:style-name="T54">is that the first set includes the second, in this case Z is</text:span><text:span text:style-name="T63"> a</text:span><text:span text:style-name="T54"> </text:span><text:span text:style-name="T68">convex</text:span><text:span text:style-name="T70"> </text:span><text:span text:style-name="T79">polytope</text:span><text:span text:style-name="T78">.</text:span></text:p>
        </text:list-item>
      </text:list>
      <text:p text:style-name="P46"><text:span text:style-name="T78"/></text:p>
      <text:p text:style-name="P50"><text:span text:style-name="T78">T</text:span><text:span text:style-name="T77">he following functions should be computable:</text:span></text:p>
      <text:list xml:id="list214538272220210" text:continue-list="list2445095020289601950" text:style-name="L6">
        <text:list-item>
          <text:p text:style-name="P39"><text:span text:style-name="T75">CMP cmp(</text:span><text:span text:style-name="T74">tBR Z1</text:span><text:span text:style-name="T75">, </text:span><text:span text:style-name="T74">tBR</text:span><text:span text:style-name="T75"> </text:span><text:span text:style-name="T74">Z2</text:span><text:span text:style-name="T75">) compares two </text:span><text:span text:style-name="T74">t</text:span><text:span text:style-name="T73">B</text:span><text:span text:style-name="T74">R</text:span></text:p>
        </text:list-item>
        <text:list-item>
          <text:p text:style-name="P43"><text:span text:style-name="T72">bool and(tBR Z1, tBR Z2, tBR &amp;Z) assigns to Z the intersection of Z1 and Z2, if the in</text:span><text:span text:style-name="T76">tersection is</text:span><text:span text:style-name="T72"> not empty</text:span></text:p>
        </text:list-item>
      </text:list>
      <text:h text:style-name="P57" text:outline-level="2">types.h</text:h>
      <text:p text:style-name="P25">#include &lt;vector&gt;</text:p>
      <text:p text:style-name="P25">using namespace std;</text:p>
      <text:p text:style-name="P25"/>
      <text:p text:style-name="P28">//natural numbers</text:p>
      <text:p text:style-name="P28">typedef unsigned int N;</text:p>
      <text:p text:style-name="P28"/>
      <text:p text:style-name="P28">//lattice c_no&lt;c_lt,c_gt&lt;c_eq of comparison results in a PO</text:p>
      <text:p text:style-name="P28">typedef char CMP;</text:p>
      <text:p text:style-name="P28"/>
      <text:p text:style-name="P28">//any type with a linear order</text:p>
      <text:p text:style-name="P28">typedef float R;</text:p>
      <text:p text:style-name="P25"/>
      <text:p text:style-name="P25">//intervals [l,u] in R with l&lt;=u, with inclusion order</text:p>
      <text:p text:style-name="P25">struct IR</text:p>
      <text:p text:style-name="P25">{</text:p>
      <text:p text:style-name="P25"><text:s text:c="2"/>R l, u;</text:p>
      <text:p text:style-name="P25"><text:s text:c="2"/>IR() {};</text:p>
      <text:p text:style-name="P25"><text:s text:c="2"/>IR(R,R);</text:p>
      <text:p text:style-name="P25">};</text:p>
      <text:p text:style-name="P25"/>
      <text:p text:style-name="P25">//unions of intervals (increasing sequence of disjoint intervals)</text:p>
      <text:p text:style-name="P25">struct U_IR</text:p>
      <text:p text:style-name="P25">{</text:p>
      <text:p text:style-name="P25"><text:s text:c="2"/>vector&lt;IR&gt; S;</text:p>
      <text:p text:style-name="P25"><text:s text:c="2"/>U_IR() {};</text:p>
      <text:p text:style-name="P25">};</text:p>
      <text:p text:style-name="P25"/>
      <text:p text:style-name="P25">//points in R^d with d&gt;0, with pointwise order</text:p>
      <text:p text:style-name="P25">struct PR</text:p>
      <text:p text:style-name="P25">{</text:p>
      <text:p text:style-name="P25"><text:s text:c="4"/>vector&lt;R&gt; x;</text:p>
      <text:p text:style-name="P25"><text:s text:c="2"/>PR(N d){ x=vector&lt;R&gt;(d);};</text:p>
      <text:p text:style-name="P25">};</text:p>
      <text:p text:style-name="P25"/>
      <text:p text:style-name="P25">//boxes in R^d with d&gt;0, with inclusion order</text:p>
      <text:p text:style-name="P25">struct BR</text:p>
      <text:p text:style-name="P25">{</text:p>
      <text:p text:style-name="P25"><text:s text:c="4"/>vector&lt;IR&gt; x;</text:p>
      <text:p text:style-name="P25"><text:s text:c="2"/>BR(N d){ x=vector&lt;IR&gt;(d);};</text:p>
      <text:p text:style-name="P25">};</text:p>
      <text:p text:style-name="P25"/>
      <text:p text:style-name="P27">//U_BR unions of boxes in R^d, see UBR.h</text:p>
      <text:p text:style-name="P25"/>
      <text:p text:style-name="P25"/>
      <text:p text:style-name="P25"/>
      <text:h text:style-name="P57" text:outline-level="2">functions.h</text:h>
      <text:p text:style-name="P25">#include &lt;fstream&gt;</text:p>
      <text:p text:style-name="P25">#include "types.h"</text:p>
      <text:p text:style-name="P25"/>
      <text:p text:style-name="P25">static const char c_eq = 'e', c_lt = 'l', c_gt = 'g', c_no = 'n';</text:p>
      <text:p text:style-name="P25">CMP c_and(CMP, CMP);</text:p>
      <text:p text:style-name="P25">CMP c_not(CMP);</text:p>
      <text:p text:style-name="P25"/>
      <text:p text:style-name="P25">//min and max for R</text:p>
      <text:p text:style-name="P25">R Min(R,R);</text:p>
      <text:p text:style-name="P25">R Max(R,R);</text:p>
      <text:p text:style-name="P25"/>
      <text:p text:style-name="P25">//min and max for BR</text:p>
      <text:p text:style-name="P25">PR Min(const BR &amp;);</text:p>
      <text:p text:style-name="P25">PR Max(const BR &amp;);</text:p>
      <text:p text:style-name="P25"/>
      <text:p text:style-name="P25">//size and dimension functions</text:p>
      <text:p text:style-name="P25">N size (const U_IR&amp;);</text:p>
      <text:p text:style-name="P25">N dim (const PR&amp;);</text:p>
      <text:p text:style-name="P25">N dim (const BR&amp;);</text:p>
      <text:p text:style-name="P25"/>
      <text:p text:style-name="P25">//COMPLEXITY as a function of the dimension of R^d and the size n</text:p>
      <text:p text:style-name="P25"/>
      <text:p text:style-name="P25">//equality</text:p>
      <text:p text:style-name="P25">bool operator==(const IR &amp;, const IR &amp;);</text:p>
      <text:p text:style-name="P25">bool operator==(const U_IR &amp;, const U_IR &amp;);//O(n)</text:p>
      <text:p text:style-name="P25">bool operator==(const PR &amp;, const PR &amp;);//O(d)</text:p>
      <text:p text:style-name="P25">bool operator==(const BR &amp;, const BR &amp;);//O(d)</text:p>
      <text:p text:style-name="P25"/>
      <text:p text:style-name="P25">//partial orders</text:p>
      <text:p text:style-name="P25">bool operator&lt;=(const IR &amp;, const IR &amp;);//inclusion</text:p>
      <text:p text:style-name="P25">bool operator&lt;=(const U_IR &amp;, const U_IR &amp;);//inclusion O(n)</text:p>
      <text:p text:style-name="P25">bool operator&lt;=(const PR &amp;, const PR &amp;);//point-wise O(d)</text:p>
      <text:p text:style-name="P25">bool operator&lt;=(const BR &amp;, const BR &amp;);//inclusion O(d)</text:p>
      <text:p text:style-name="P25"/>
      <text:p text:style-name="P25">//cover relations</text:p>
      <text:p text:style-name="P25">bool operator&lt;=(const IR &amp;, const U_IR &amp;);//O(n), should be O(log n)</text:p>
      <text:p text:style-name="P25"/>
      <text:p text:style-name="P25">//comparison accumulator functions assign to c the c_and of c and cmp(X1,X2)</text:p>
      <text:p text:style-name="P25">void cmp_a(const R&amp;, const R&amp;, CMP &amp;c);</text:p>
      <text:p text:style-name="P25">void cmp_a(const IR&amp;, const IR&amp;, CMP &amp;c);</text:p>
      <text:p text:style-name="P25">void cmp_a(const U_IR&amp;, const U_IR&amp;, CMP &amp;c);//O(n)</text:p>
      <text:p text:style-name="P25">void cmp_a(const PR&amp;, const PR&amp;, CMP &amp;c);//O(d)</text:p>
      <text:p text:style-name="P25">void cmp_a(const BR&amp;, const BR&amp;, CMP &amp;c);//O(d)</text:p>
      <text:p text:style-name="P25"/>
      <text:p text:style-name="P25">//addition to unions</text:p>
      <text:p text:style-name="P25">void add(U_IR&amp;, const IR&amp;);//O(n), but should be O(log n)</text:p>
      <text:p text:style-name="P25"/>
      <text:p text:style-name="P25">//binary union of unions</text:p>
      <text:p text:style-name="P25">U_IR operator+(const U_IR &amp;, const U_IR &amp;);//O(n)</text:p>
      <text:p text:style-name="P25"/>
      <text:p text:style-name="P25">//print operators</text:p>
      <text:p text:style-name="P25">ostream &amp; operator&lt;&lt;(ostream &amp;, const IR &amp;);</text:p>
      <text:p text:style-name="P25">ostream &amp; operator&lt;&lt;(ostream &amp;, const U_IR &amp;);</text:p>
      <text:p text:style-name="P25">ostream &amp; operator&lt;&lt;(ostream &amp;, const PR &amp;);</text:p>
      <text:p text:style-name="P25">ostream &amp; operator&lt;&lt;(ostream &amp;, const BR &amp;);</text:p>
      <text:p text:style-name="P25"/>
      <text:p text:style-name="P25">//tests that invariants hold</text:p>
      <text:p text:style-name="P25">bool ok (const IR&amp;);</text:p>
      <text:p text:style-name="P25">bool ok (const U_IR&amp;);//O(n)</text:p>
      <text:p text:style-name="P25">bool ok (const PR&amp;);//O(d)</text:p>
      <text:p text:style-name="P25">bool ok (const BR&amp;);//O(d)</text:p>
      <text:h text:style-name="P54" text:outline-level="2"><text:soft-page-break/>DAG.h</text:h>
      <text:p text:style-name="P25">#include &lt;fstream&gt;</text:p>
      <text:p text:style-name="P25">#include "types.h"</text:p>
      <text:p text:style-name="P25"/>
      <text:p text:style-name="P25">using namespace std;</text:p>
      <text:p text:style-name="P25"/>
      <text:p text:style-name="P25">typedef U_IR Leaf;//non-empty leaf in DAG</text:p>
      <text:p text:style-name="P25"/>
      <text:p text:style-name="P25">typedef vector&lt;N&gt; ListN;</text:p>
      <text:p text:style-name="P25"/>
      <text:p text:style-name="P25">struct Node//non-empty node in DAG</text:p>
      <text:p text:style-name="P25">{</text:p>
      <text:p text:style-name="P25"><text:s text:c="4"/>vector &lt; R &gt; x; //incresing sequence in R of size #x&gt;0</text:p>
      <text:p text:style-name="P25"><text:s text:c="4"/>ListN ux;//sequences of #x links to level below in DAG</text:p>
      <text:p text:style-name="P25"><text:s text:c="4"/>ListN u; //sequences of #x-1 links to level below in DAG</text:p>
      <text:p text:style-name="P25"><text:s text:c="4"/>friend bool operator==(const Node&amp;X1, const Node&amp;X2)</text:p>
      <text:p text:style-name="P25"><text:s text:c="4"/>{</text:p>
      <text:p text:style-name="P25"><text:s text:c="8"/>return X1.x==X2.x &amp;&amp;X1.ux==X2.ux &amp;&amp;X1.u==X2.u;</text:p>
      <text:p text:style-name="P25"><text:s text:c="4"/>};</text:p>
      <text:p text:style-name="P25">};</text:p>
      <text:p text:style-name="P25"/>
      <text:p text:style-name="P25">typedef vector &lt; Leaf &gt; Leaves;//set of nodes at level 0 in DAG</text:p>
      <text:p text:style-name="P25">typedef vector &lt; Node &gt; Nodes;//set of nodes at a given level in DAG</text:p>
      <text:p text:style-name="P25"/>
      <text:p text:style-name="P25">class DAG</text:p>
      <text:p text:style-name="P25">{</text:p>
      <text:p text:style-name="P25">private:</text:p>
      <text:p text:style-name="P25"><text:s text:c="4"/>Leaves leaf; <text:s/>//set of non-empty nodes at level 0, G empty if #leaf=0</text:p>
      <text:p text:style-name="P25"><text:s text:c="4"/>vector &lt; Nodes &gt; nodes;//nodes[l] set of non-empty nodes at level l+</text:p>
      <text:p text:style-name="P25"><text:s text:c="4"/>//memoization</text:p>
      <text:p text:style-name="P25"><text:s text:c="4"/>vector&lt;vector &lt;vector &lt;CMP&gt; &gt; &gt; C;</text:p>
      <text:p text:style-name="P25"><text:s text:c="4"/>//C[l][j][i] comparison of i and j at level l, with i&lt;j ('?' if not computed yet)</text:p>
      <text:p text:style-name="P25"><text:s text:c="4"/>vector&lt;vector &lt;vector &lt;N&gt; &gt; &gt; U;</text:p>
      <text:p text:style-name="P25"><text:s text:c="4"/>//U[l][j][i] result of union of i and j <text:s/>at level l, with i&lt;j (0 if not computed yet)</text:p>
      <text:p text:style-name="P25"/>
      <text:p text:style-name="P25"><text:s text:c="4"/>N add_leaf(const Leaf&amp;);//prevent duplication</text:p>
      <text:p text:style-name="P25"><text:s text:c="4"/>N add_node(const Node&amp;, N l);//prevent duplication</text:p>
      <text:p text:style-name="P25"><text:s text:c="4"/>bool cover(const BR&amp;,ListN&amp;,N l) const;</text:p>
      <text:p text:style-name="P25"><text:s text:c="4"/>bool cover(R,R,const Node&amp;,ListN&amp;) const;</text:p>
      <text:p text:style-name="P25"><text:s text:c="4"/>CMP cmp(N,N,N l);//comparison of nodes at level l</text:p>
      <text:p text:style-name="P25"><text:s text:c="4"/>void cmp(const Node &amp;, const Node &amp;, CMP &amp;, N l);</text:p>
      <text:p text:style-name="P25"><text:s text:c="4"/>N make(const BR&amp;,N l);//make at level l</text:p>
      <text:p text:style-name="P25"><text:s text:c="4"/>N sum(N,N,N l);//union of nodes at level l</text:p>
      <text:p text:style-name="P25"><text:s text:c="4"/>Node sum(const Node &amp; X1, const Node &amp; X2, N l);</text:p>
      <text:p text:style-name="P25">public:</text:p>
      <text:p text:style-name="P25"><text:s text:c="4"/>DAG(N d);//dimension d&gt;0</text:p>
      <text:p text:style-name="P25"><text:s text:c="4"/>void print() const;//print sizes of DAG (for debug purposes)</text:p>
      <text:p text:style-name="P25"><text:s text:c="3"/><text:span text:style-name="T49"><text:s/>N dim() const;</text:span></text:p>
      <text:p text:style-name="P28"><text:s text:c="4"/>N empty() const;</text:p>
      <text:p text:style-name="P28"><text:s text:c="4"/>bool cover(const BR&amp;,N) const;</text:p>
      <text:p text:style-name="P28"><text:s text:c="4"/>CMP cmp(N,N);</text:p>
      <text:p text:style-name="P28"><text:s text:c="4"/>N make(const BR&amp;);</text:p>
      <text:p text:style-name="P28"><text:s text:c="4"/>N sum(N,N);</text:p>
      <text:p text:style-name="P25"><text:s text:c="4"/>ostream &amp; print(ostream &amp;, N);</text:p>
      <text:p text:style-name="P25">};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217a1e" officeooo:paragraph-rsid="00217a1e"/>
    </style:style>
    <style:style style:name="MT1" style:family="text">
      <style:text-properties officeooo:rsid="0053e854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ADT for boxes &amp; co by E.Moggi (last updated <text:date style:data-style-name="N84" text:date-value="2018-05-23T21:45:37.637707614">2018-05-23</text:date>)<text:span text:style-name="MT1"><text:tab/></text:span><text:page-number text:select-page="current">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3T21:39:08.912311644</dc:date>
    <dc:creator>Eugenio Moggi</dc:creator>
    <meta:editing-duration>PT7H34M52S</meta:editing-duration>
    <meta:editing-cycles>91</meta:editing-cycles>
    <meta:generator>LibreOffice/5.1.6.2$Linux_x86 LibreOffice_project/10m0$Build-2</meta:generator>
    <meta:document-statistic meta:table-count="0" meta:image-count="0" meta:object-count="0" meta:page-count="6" meta:paragraph-count="197" meta:word-count="1713" meta:character-count="9734" meta:non-whitespace-character-count="8086"/>
  </office:meta>
</office:document-meta>
</file>